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2" style:family="graphic" style:parent-style-name="objectwithoutfill">
      <style:graphic-properties svg:stroke-width="0cm" draw:marker-start-width="0.215cm" draw:marker-end-width="0.215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97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" draw:fill="none" draw:textarea-vertical-align="middle"/>
    </style:style>
    <style:style style:name="gr8" style:family="graphic" style:parent-style-name="objectwithoutfill">
      <style:graphic-properties svg:stroke-width="0.05cm" svg:stroke-color="#ff3333" draw:marker-start="Symmetric_20_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objectwithoutfill">
      <style:graphic-properties draw:stroke="solid" draw:stroke-dash="Dashed_20__28_var_29_" svg:stroke-color="#ff3333" draw:marker-end="Symmetric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6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cm" svg:y1="13.3cm" svg:x2="14.6cm" svg:y2="12.4cm">
          <text:p/>
        </draw:line>
        <draw:path draw:style-name="gr2" draw:text-style-name="P1" draw:layer="layout" svg:width="4.398cm" svg:height="1.709cm" draw:transform="skewX (-0.0195476876223365) rotate (-2.62096093771989) translate (7.9610741022616cm 13.1594466337349cm)" svg:viewBox="0 0 4399 1710" svg:d="M1802 88c-129-42-267-31-398-51-91-14-180-13-272-24-151-19-308-17-457 7-139 23-274 78-390 160-127 89-244 213-279 369-31 133 69 233 126 335 69 122 199 188 315 259 117 74 251 127 381 177 102 39 211 72 322 75 139 4 277 47 416 59 120 10 209 93 313 143 125 60 267 100 407 92 145-8 283 35 433 17 210-26 425 13 636-34 126-28 254-55 381-93 135-40 245-96 364-167 105-62 356-60 288-243-39-108-132-190-212-268-109-108-243-204-398-235-120-25-231-80-348-109-122-30-210-119-321-167-96-42-191-84-281-135-122-68-255-104-381-159-93-41-202-47-305-41-93 5-188-1-281 0l-50 16z">
          <text:p/>
        </draw:path>
        <draw:line draw:style-name="gr3" draw:text-style-name="P1" draw:layer="layout" svg:x1="5.897cm" svg:y1="13.3cm" svg:x2="9.6cm" svg:y2="12.1cm">
          <text:p/>
        </draw:line>
        <draw:line draw:style-name="gr3" draw:text-style-name="P1" draw:layer="layout" svg:x1="5.897cm" svg:y1="13.292cm" svg:x2="8.7cm" svg:y2="13.9cm">
          <text:p/>
        </draw:line>
        <draw:line draw:style-name="gr3" draw:text-style-name="P1" draw:layer="layout" svg:x1="5.897cm" svg:y1="13.295cm" svg:x2="6.9cm" svg:y2="15.4cm">
          <text:p/>
        </draw:line>
        <draw:frame draw:style-name="gr4" draw:text-style-name="P2" draw:layer="layout" svg:width="0.453cm" svg:height="0.47cm" svg:x="9.7cm" svg:y="11.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0.48cm" svg:height="0.47cm" svg:x="8.7cm" svg:y="13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411cm" svg:height="0.47cm" svg:x="6.9cm" svg:y="15.4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5" draw:text-style-name="P2" draw:layer="layout" svg:width="0.985cm" svg:height="0.332cm" draw:transform="rotate (-0.0682423737529787) translate (6.644cm 12.1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4cm" draw:transform="rotate (0.176452787376627) translate (4.1cm 14.50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draw:layer="layout" svg:width="0.5cm" svg:height="0.4cm" draw:transform="rotate (-2.69688276018164) translate (5.029cm 12.88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2" draw:layer="layout" svg:width="0.484cm" svg:height="0.47cm" svg:x="5.697cm" svg:y="12.7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5.9cm" svg:y1="13.3cm" svg:x2="11.8cm" svg:y2="12.2cm">
          <text:p/>
        </draw:line>
        <draw:line draw:style-name="gr7" draw:text-style-name="P1" draw:layer="layout" svg:x1="9cm" svg:y1="12.3cm" svg:x2="9.1cm" svg:y2="12.7cm">
          <text:p/>
        </draw:line>
        <draw:line draw:style-name="gr7" draw:text-style-name="P1" draw:layer="layout" svg:x1="8.7cm" svg:y1="13cm" svg:x2="9.1cm" svg:y2="12.7cm">
          <text:p/>
        </draw:line>
        <draw:line draw:style-name="gr8" draw:text-style-name="P1" draw:layer="layout" svg:x1="11.7cm" svg:y1="12.7cm" svg:x2="14.6cm" svg:y2="12.4cm">
          <text:p text:style-name="P2"/>
          <text:p text:style-name="P2"><text:span text:style-name="T1">relative</text:span> <text:span text:style-name="T1">wind</text:span></text:p>
        </draw:line>
        <draw:path draw:style-name="gr9" draw:text-style-name="P1" draw:layer="layout" svg:width="3.317cm" svg:height="1.193cm" svg:x="7.6cm" svg:y="11.4cm" svg:viewBox="0 0 3318 1194" svg:d="M1166 1194c-190-239-1118-170-1164-513-31-223 402-342 653-413 366-105 753-174 1146-224 289-37 593 17 882-33h265l211-11h159">
          <text:p/>
        </draw:path>
        <draw:frame draw:style-name="gr10" draw:text-style-name="P3" draw:layer="layout" svg:width="3.1cm" svg:height="0.725cm" svg:x="11.7cm" svg:y="10.9cm">
          <draw:text-box>
            <text:p>positive down</text:p>
          </draw:text-box>
        </draw:frame>
        <draw:frame draw:style-name="gr4" draw:text-style-name="P4" draw:layer="layout" svg:width="0.582cm" svg:height="0.315cm" svg:x="11.1cm" svg:y="11.16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9" draw:text-style-name="P1" draw:layer="layout" svg:width="3.644cm" svg:height="1.17cm" svg:x="7.955cm" svg:y="12.929cm" svg:viewBox="0 0 3645 1171" svg:d="M529 0c-156 74-1029 475-124 545 352 28 693 152 1044 209 283 45 559 138 841 192 319 62 643 110 966 160l171 33 171 16 47 16">
          <text:p/>
        </draw:path>
        <draw:frame draw:style-name="gr4" draw:text-style-name="P4" draw:layer="layout" svg:width="0.512cm" svg:height="0.553cm" svg:x="11.718cm" svg:y="13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3" draw:layer="layout" svg:width="2.9cm" svg:height="0.725cm" svg:x="12.1cm" svg:y="13.7cm">
          <draw:text-box>
            <text:p>positive right</text:p>
          </draw:text-box>
        </draw:frame>
        <draw:line draw:style-name="gr11" draw:text-style-name="P1" draw:layer="layout" svg:x1="5.9cm" svg:y1="13.3cm" svg:x2="9.8cm" svg:y2="12.9cm">
          <text:p/>
        </draw:line>
        <draw:line draw:style-name="gr11" draw:text-style-name="P1" draw:layer="layout" svg:x1="5.9cm" svg:y1="13.3cm" svg:x2="8cm" svg:y2="14.1cm">
          <text:p/>
        </draw:line>
        <draw:line draw:style-name="gr11" draw:text-style-name="P1" draw:layer="layout" svg:x1="5.9cm" svg:y1="13.3cm" svg:x2="6.4cm" svg:y2="15.4cm">
          <text:p/>
        </draw:line>
        <draw:frame draw:style-name="gr4" draw:text-style-name="P2" draw:layer="layout" svg:width="1.017cm" svg:height="0.53cm" svg:x="7.82cm" svg:y="14.0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936cm" svg:height="0.53cm" svg:x="5.9cm" svg:y="15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0.99cm" svg:height="0.53cm" svg:x="9.7cm" svg:y="12.9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1T09:49:22.760977725</meta:creation-date>
    <dc:date>2021-05-21T13:42:02.417434558</dc:date>
    <meta:editing-duration>PT51M5S</meta:editing-duration>
    <meta:editing-cycles>9</meta:editing-cycles>
    <meta:generator>LibreOffice/5.1.6.2$Linux_X86_64 LibreOffice_project/10m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1/content.xml><?xml version="1.0" encoding="utf-8"?>
<math xmlns="http://www.w3.org/1998/Math/MathML" display="block">
  <semantics>
    <mi>B</mi>
    <annotation encoding="StarMath 5.0">B
</annotation>
  </semantics>
</math>
</file>

<file path=Object 2/content.xml><?xml version="1.0" encoding="utf-8"?>
<math xmlns="http://www.w3.org/1998/Math/MathML" display="block">
  <semantics>
    <mi mathvariant="normal">β</mi>
    <annotation encoding="StarMath 5.0">%beta</annotation>
  </semantics>
</math>
</file>

<file path=Object 3/content.xml><?xml version="1.0" encoding="utf-8"?>
<math xmlns="http://www.w3.org/1998/Math/MathML" display="block">
  <semantics>
    <mstyle mathvariant="bold">
      <msub>
        <mover accent="true">
          <mi>y</mi>
          <mo stretchy="false">^</mo>
        </mover>
        <mi mathvariant="italic">wind</mi>
      </msub>
    </mstyle>
    <annotation encoding="StarMath 5.0">bold{hat{y}}_{wind}</annotation>
  </semantics>
</math>
</file>

<file path=Object 4/content.xml><?xml version="1.0" encoding="utf-8"?>
<math xmlns="http://www.w3.org/1998/Math/MathML" display="block">
  <semantics>
    <mstyle mathvariant="bold">
      <mover accent="true">
        <mi>x</mi>
        <mo stretchy="false">^</mo>
      </mover>
    </mstyle>
    <annotation encoding="StarMath 5.0">bold{hat{x}}</annotation>
  </semantics>
</math>
</file>

<file path=Object 5/content.xml><?xml version="1.0" encoding="utf-8"?>
<math xmlns="http://www.w3.org/1998/Math/MathML" display="block">
  <semantics>
    <mstyle mathvariant="bold">
      <mover accent="true">
        <mi>y</mi>
        <mo stretchy="false">^</mo>
      </mover>
    </mstyle>
    <annotation encoding="StarMath 5.0">bold{hat{y}}</annotation>
  </semantics>
</math>
</file>

<file path=Object 6/content.xml><?xml version="1.0" encoding="utf-8"?>
<math xmlns="http://www.w3.org/1998/Math/MathML" display="block">
  <semantics>
    <mstyle mathvariant="bold">
      <mover accent="true">
        <mi>z</mi>
        <mo stretchy="false">^</mo>
      </mover>
    </mstyle>
    <annotation encoding="StarMath 5.0">bold{hat{z}}</annotation>
  </semantics>
</math>
</file>

<file path=Object 7/content.xml><?xml version="1.0" encoding="utf-8"?>
<math xmlns="http://www.w3.org/1998/Math/MathML" display="block">
  <semantics>
    <mstyle mathvariant="bold">
      <msub>
        <mover accent="true">
          <mi>z</mi>
          <mo stretchy="false">^</mo>
        </mover>
        <mi mathvariant="italic">wind</mi>
      </msub>
    </mstyle>
    <annotation encoding="StarMath 5.0">bold{hat{z}}_{wind}</annotation>
  </semantics>
</math>
</file>

<file path=Object 8/content.xml><?xml version="1.0" encoding="utf-8"?>
<math xmlns="http://www.w3.org/1998/Math/MathML" display="block">
  <semantics>
    <mstyle mathvariant="bold">
      <msub>
        <mover accent="true">
          <mi>x</mi>
          <mo stretchy="false">^</mo>
        </mover>
        <mi mathvariant="italic">wind</mi>
      </msub>
    </mstyle>
    <annotation encoding="StarMath 5.0">bold{hat{x}}_{ wind }</annotation>
  </semantics>
</math>
</file>